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Fira Sans" svg:font-family="'Fira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56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6">
      <style:table-cell-properties fo:background-color="#ea433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0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1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2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number-columns-repeated="14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Data de início:</text:p>
          </table:table-cell>
          <table:table-cell table:style-name="ce9" office:value-type="date" office:date-value="2023-03-13" calcext:value-type="date">
            <text:p>03/13/2023</text:p>
          </table:table-cell>
          <table:table-cell table:style-name="ce2"/>
          <table:table-cell table:style-name="ce1" office:value-type="string" calcext:value-type="string">
            <text:p>Data atual:</text:p>
          </table:table-cell>
          <table:table-cell table:style-name="ce14" table:formula="of:=TODAY()" office:value-type="date" office:date-value="2023-04-02" calcext:value-type="date">
            <text:p>4/2/2023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Duração (d):</text:p>
          </table:table-cell>
          <table:table-cell table:style-name="ce10" office:value-type="float" office:value="21" calcext:value-type="float">
            <text:p>21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1"/>
          <table:table-cell table:style-name="ce2" table:number-columns-repeated="3"/>
          <table:table-cell table:style-name="ce2">
            <draw:frame table:end-cell-address="Sheet1.L25" table:end-x="68.71pt" table:end-y="5.22pt" draw:z-index="0" draw:name="Chart 1" draw:style-name="gr1" draw:text-style-name="P1" svg:width="536.23pt" svg:height="343.47pt" svg:x="15.76pt" svg:y="8.25pt">
              <draw:object draw:notify-on-update-of-ranges="Sheet1.A6:Sheet1.A25 Sheet1.C5:Sheet1.C25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Datas</text:p>
          </table:table-cell>
          <table:table-cell table:style-name="ce3" office:value-type="string" calcext:value-type="string">
            <text:p>Ideal (h)</text:p>
          </table:table-cell>
          <table:table-cell table:style-name="ce3" office:value-type="string" calcext:value-type="string">
            <text:p>Trabalhado (h)</text:p>
          </table:table-cell>
          <table:table-cell table:style-name="ce3" office:value-type="string" calcext:value-type="string">
            <text:p>Real (h)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table:formula="of:=[.B1]" office:value-type="date" office:date-value="2023-03-13" calcext:value-type="date">
            <text:p>03/13/2023</text:p>
          </table:table-cell>
          <table:table-cell table:style-name="ce4" table:formula="of:=SUM([.J29:.J939])" office:value-type="float" office:value="79" calcext:value-type="float">
            <text:p>79</text:p>
          </table:table-cell>
          <table:table-cell table:style-name="ce4" table:formula="of:=SUMIF([.$K$29:.$K$939];[.B5];[.$J$29:.$J$939])" office:value-type="float" office:value="3" calcext:value-type="float">
            <text:p>3</text:p>
          </table:table-cell>
          <table:table-cell table:style-name="ce4" table:formula="of:=[.C5]-[.D5]" office:value-type="float" office:value="76" calcext:value-type="float">
            <text:p>76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table:formula="of:=[.B5]+1" office:value-type="date" office:date-value="2023-03-14" calcext:value-type="date">
            <text:p>03/14/2023</text:p>
          </table:table-cell>
          <table:table-cell table:style-name="ce4" table:formula="of:=[.C5]-[.$C$5]/([.$B$2]-1)" office:value-type="float" office:value="75.05" calcext:value-type="float">
            <text:p>75.05</text:p>
          </table:table-cell>
          <table:table-cell table:style-name="ce4" table:formula="of:=SUMIF([.$K$29:.$K$939];[.B6];[.$J$29:.$J$939])" office:value-type="float" office:value="0" calcext:value-type="float">
            <text:p>0</text:p>
          </table:table-cell>
          <table:table-cell table:style-name="ce4" table:formula="of:=IF([.B6]&lt;=[.$E$1];[.E5]-[.D6];)" office:value-type="float" office:value="76" calcext:value-type="float">
            <text:p>76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table:formula="of:=[.B6]+1" office:value-type="date" office:date-value="2023-03-15" calcext:value-type="date">
            <text:p>03/15/2023</text:p>
          </table:table-cell>
          <table:table-cell table:style-name="ce4" table:formula="of:=[.C6]-[.$C$5]/([.$B$2]-1)" office:value-type="float" office:value="71.1" calcext:value-type="float">
            <text:p>71.1</text:p>
          </table:table-cell>
          <table:table-cell table:style-name="ce4" table:formula="of:=SUMIF([.$K$29:.$K$939];[.B7];[.$J$29:.$J$939])" office:value-type="float" office:value="11" calcext:value-type="float">
            <text:p>11</text:p>
          </table:table-cell>
          <table:table-cell table:style-name="ce4" table:formula="of:=IF([.B7]&lt;=[.$E$1];[.E6]-[.D7];)" office:value-type="float" office:value="65" calcext:value-type="float">
            <text:p>65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table:formula="of:=[.B7]+1" office:value-type="date" office:date-value="2023-03-16" calcext:value-type="date">
            <text:p>03/16/2023</text:p>
          </table:table-cell>
          <table:table-cell table:style-name="ce4" table:formula="of:=[.C7]-[.$C$5]/([.$B$2]-1)" office:value-type="float" office:value="67.15" calcext:value-type="float">
            <text:p>67.15</text:p>
          </table:table-cell>
          <table:table-cell table:style-name="ce4" table:formula="of:=SUMIF([.$K$29:.$K$939];[.B8];[.$J$29:.$J$939])" office:value-type="float" office:value="3" calcext:value-type="float">
            <text:p>3</text:p>
          </table:table-cell>
          <table:table-cell table:style-name="ce4" table:formula="of:=IF([.B8]&lt;=[.$E$1];[.E7]-[.D8];)" office:value-type="float" office:value="62" calcext:value-type="float">
            <text:p>62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table:formula="of:=[.B8]+1" office:value-type="date" office:date-value="2023-03-17" calcext:value-type="date">
            <text:p>03/17/2023</text:p>
          </table:table-cell>
          <table:table-cell table:style-name="ce4" table:formula="of:=[.C8]-[.$C$5]/([.$B$2]-1)" office:value-type="float" office:value="63.2" calcext:value-type="float">
            <text:p>63.2</text:p>
          </table:table-cell>
          <table:table-cell table:style-name="ce4" table:formula="of:=SUMIF([.$K$29:.$K$939];[.B9];[.$J$29:.$J$939])" office:value-type="float" office:value="5" calcext:value-type="float">
            <text:p>5</text:p>
          </table:table-cell>
          <table:table-cell table:style-name="ce4" table:formula="of:=IF([.B9]&lt;=[.$E$1];[.E8]-[.D9];)" office:value-type="float" office:value="57" calcext:value-type="float">
            <text:p>5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2" table:formula="of:=[.B9]+1" office:value-type="date" office:date-value="2023-03-18" calcext:value-type="date">
            <text:p>03/18/2023</text:p>
          </table:table-cell>
          <table:table-cell table:style-name="ce4" table:formula="of:=[.C9]-[.$C$5]/([.$B$2]-1)" office:value-type="float" office:value="59.25" calcext:value-type="float">
            <text:p>59.25</text:p>
          </table:table-cell>
          <table:table-cell table:style-name="ce4" table:formula="of:=SUMIF([.$K$29:.$K$939];[.B10];[.$J$29:.$J$939])" office:value-type="float" office:value="5" calcext:value-type="float">
            <text:p>5</text:p>
          </table:table-cell>
          <table:table-cell table:style-name="ce4" table:formula="of:=IF([.B10]&lt;=[.$E$1];[.E9]-[.D10];)" office:value-type="float" office:value="52" calcext:value-type="float">
            <text:p>52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2" table:formula="of:=[.B10]+1" office:value-type="date" office:date-value="2023-03-19" calcext:value-type="date">
            <text:p>03/19/2023</text:p>
          </table:table-cell>
          <table:table-cell table:style-name="ce4" table:formula="of:=[.C10]-[.$C$5]/([.$B$2]-1)" office:value-type="float" office:value="55.3" calcext:value-type="float">
            <text:p>55.3</text:p>
          </table:table-cell>
          <table:table-cell table:style-name="ce4" table:formula="of:=SUMIF([.$K$29:.$K$939];[.B11];[.$J$29:.$J$939])" office:value-type="float" office:value="0" calcext:value-type="float">
            <text:p>0</text:p>
          </table:table-cell>
          <table:table-cell table:style-name="ce4" table:formula="of:=IF([.B11]&lt;=[.$E$1];[.E10]-[.D11];)" office:value-type="float" office:value="52" calcext:value-type="float">
            <text:p>52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2" table:formula="of:=[.B11]+1" office:value-type="date" office:date-value="2023-03-20" calcext:value-type="date">
            <text:p>03/20/2023</text:p>
          </table:table-cell>
          <table:table-cell table:style-name="ce4" table:formula="of:=[.C11]-[.$C$5]/([.$B$2]-1)" office:value-type="float" office:value="51.35" calcext:value-type="float">
            <text:p>51.35</text:p>
          </table:table-cell>
          <table:table-cell table:style-name="ce4" table:formula="of:=SUMIF([.$K$29:.$K$939];[.B12];[.$J$29:.$J$939])" office:value-type="float" office:value="0" calcext:value-type="float">
            <text:p>0</text:p>
          </table:table-cell>
          <table:table-cell table:style-name="ce4" table:formula="of:=IF([.B12]&lt;=[.$E$1];[.E11]-[.D12];)" office:value-type="float" office:value="52" calcext:value-type="float">
            <text:p>52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2" table:formula="of:=[.B12]+1" office:value-type="date" office:date-value="2023-03-21" calcext:value-type="date">
            <text:p>03/21/2023</text:p>
          </table:table-cell>
          <table:table-cell table:style-name="ce4" table:formula="of:=[.C12]-[.$C$5]/([.$B$2]-1)" office:value-type="float" office:value="47.4" calcext:value-type="float">
            <text:p>47.4</text:p>
          </table:table-cell>
          <table:table-cell table:style-name="ce4" table:formula="of:=SUMIF([.$K$29:.$K$939];[.B13];[.$J$29:.$J$939])" office:value-type="float" office:value="0" calcext:value-type="float">
            <text:p>0</text:p>
          </table:table-cell>
          <table:table-cell table:style-name="ce4" table:formula="of:=IF([.B13]&lt;=[.$E$1];[.E12]-[.D13];)" office:value-type="float" office:value="52" calcext:value-type="float">
            <text:p>52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2" table:formula="of:=[.B13]+1" office:value-type="date" office:date-value="2023-03-22" calcext:value-type="date">
            <text:p>03/22/2023</text:p>
          </table:table-cell>
          <table:table-cell table:style-name="ce4" table:formula="of:=[.C13]-[.$C$5]/([.$B$2]-1)" office:value-type="float" office:value="43.45" calcext:value-type="float">
            <text:p>43.45</text:p>
          </table:table-cell>
          <table:table-cell table:style-name="ce4" table:formula="of:=SUMIF([.$K$29:.$K$939];[.B14];[.$J$29:.$J$939])" office:value-type="float" office:value="3" calcext:value-type="float">
            <text:p>3</text:p>
          </table:table-cell>
          <table:table-cell table:style-name="ce4" table:formula="of:=IF([.B14]&lt;=[.$E$1];[.E13]-[.D14];)" office:value-type="float" office:value="49" calcext:value-type="float">
            <text:p>4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2" table:formula="of:=[.B14]+1" office:value-type="date" office:date-value="2023-03-23" calcext:value-type="date">
            <text:p>03/23/2023</text:p>
          </table:table-cell>
          <table:table-cell table:style-name="ce4" table:formula="of:=[.C14]-[.$C$5]/([.$B$2]-1)" office:value-type="float" office:value="39.5" calcext:value-type="float">
            <text:p>39.5</text:p>
          </table:table-cell>
          <table:table-cell table:style-name="ce4" table:formula="of:=SUMIF([.$K$29:.$K$939];[.B15];[.$J$29:.$J$939])" office:value-type="float" office:value="8" calcext:value-type="float">
            <text:p>8</text:p>
          </table:table-cell>
          <table:table-cell table:style-name="ce4" table:formula="of:=IF([.B15]&lt;=[.$E$1];[.E14]-[.D15];)" office:value-type="float" office:value="41" calcext:value-type="float">
            <text:p>41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2" table:formula="of:=[.B15]+1" office:value-type="date" office:date-value="2023-03-24" calcext:value-type="date">
            <text:p>03/24/2023</text:p>
          </table:table-cell>
          <table:table-cell table:style-name="ce4" table:formula="of:=[.C15]-[.$C$5]/([.$B$2]-1)" office:value-type="float" office:value="35.55" calcext:value-type="float">
            <text:p>35.55</text:p>
          </table:table-cell>
          <table:table-cell table:style-name="ce4" table:formula="of:=SUMIF([.$K$29:.$K$939];[.B16];[.$J$29:.$J$939])" office:value-type="float" office:value="0" calcext:value-type="float">
            <text:p>0</text:p>
          </table:table-cell>
          <table:table-cell table:style-name="ce4" table:formula="of:=IF([.B16]&lt;=[.$E$1];[.E15]-[.D16];)" office:value-type="float" office:value="41" calcext:value-type="float">
            <text:p>41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2" table:formula="of:=[.B16]+1" office:value-type="date" office:date-value="2023-03-25" calcext:value-type="date">
            <text:p>03/25/2023</text:p>
          </table:table-cell>
          <table:table-cell table:style-name="ce4" table:formula="of:=[.C16]-[.$C$5]/([.$B$2]-1)" office:value-type="float" office:value="31.6" calcext:value-type="float">
            <text:p>31.6</text:p>
          </table:table-cell>
          <table:table-cell table:style-name="ce4" table:formula="of:=SUMIF([.$K$29:.$K$939];[.B17];[.$J$29:.$J$939])" office:value-type="float" office:value="0" calcext:value-type="float">
            <text:p>0</text:p>
          </table:table-cell>
          <table:table-cell table:style-name="ce4" table:formula="of:=IF([.B17]&lt;=[.$E$1];[.E16]-[.D17];)" office:value-type="float" office:value="41" calcext:value-type="float">
            <text:p>41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2" table:formula="of:=[.B17]+1" office:value-type="date" office:date-value="2023-03-26" calcext:value-type="date">
            <text:p>03/26/2023</text:p>
          </table:table-cell>
          <table:table-cell table:style-name="ce4" table:formula="of:=[.C17]-[.$C$5]/([.$B$2]-1)" office:value-type="float" office:value="27.65" calcext:value-type="float">
            <text:p>27.65</text:p>
          </table:table-cell>
          <table:table-cell table:style-name="ce4" table:formula="of:=SUMIF([.$K$29:.$K$939];[.B18];[.$J$29:.$J$939])" office:value-type="float" office:value="3" calcext:value-type="float">
            <text:p>3</text:p>
          </table:table-cell>
          <table:table-cell table:style-name="ce4" table:formula="of:=IF([.B18]&lt;=[.$E$1];[.E17]-[.D18];)" office:value-type="float" office:value="38" calcext:value-type="float">
            <text:p>38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2" table:formula="of:=[.B18]+1" office:value-type="date" office:date-value="2023-03-27" calcext:value-type="date">
            <text:p>03/27/2023</text:p>
          </table:table-cell>
          <table:table-cell table:style-name="ce4" table:formula="of:=[.C18]-[.$C$5]/([.$B$2]-1)" office:value-type="float" office:value="23.7" calcext:value-type="float">
            <text:p>23.7</text:p>
          </table:table-cell>
          <table:table-cell table:style-name="ce4" table:formula="of:=SUMIF([.$K$29:.$K$939];[.B19];[.$J$29:.$J$939])" office:value-type="float" office:value="29" calcext:value-type="float">
            <text:p>29</text:p>
          </table:table-cell>
          <table:table-cell table:style-name="ce4" table:formula="of:=IF([.B19]&lt;=[.$E$1];[.E18]-[.D19];)" office:value-type="float" office:value="9" calcext:value-type="float">
            <text:p>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2" table:formula="of:=[.B19]+1" office:value-type="date" office:date-value="2023-03-28" calcext:value-type="date">
            <text:p>03/28/2023</text:p>
          </table:table-cell>
          <table:table-cell table:style-name="ce4" table:formula="of:=[.C19]-[.$C$5]/([.$B$2]-1)" office:value-type="float" office:value="19.75" calcext:value-type="float">
            <text:p>19.75</text:p>
          </table:table-cell>
          <table:table-cell table:style-name="ce4" table:formula="of:=SUMIF([.$K$29:.$K$939];[.B20];[.$J$29:.$J$939])" office:value-type="float" office:value="0" calcext:value-type="float">
            <text:p>0</text:p>
          </table:table-cell>
          <table:table-cell table:style-name="ce4" table:formula="of:=IF([.B20]&lt;=[.$E$1];[.E19]-[.D20];)" office:value-type="float" office:value="9" calcext:value-type="float">
            <text:p>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2" table:formula="of:=[.B20]+1" office:value-type="date" office:date-value="2023-03-29" calcext:value-type="date">
            <text:p>03/29/2023</text:p>
          </table:table-cell>
          <table:table-cell table:style-name="ce4" table:formula="of:=[.C20]-[.$C$5]/([.$B$2]-1)" office:value-type="float" office:value="15.8" calcext:value-type="float">
            <text:p>15.8</text:p>
          </table:table-cell>
          <table:table-cell table:style-name="ce4" table:formula="of:=SUMIF([.$K$29:.$K$939];[.B21];[.$J$29:.$J$939])" office:value-type="float" office:value="0" calcext:value-type="float">
            <text:p>0</text:p>
          </table:table-cell>
          <table:table-cell table:style-name="ce4" table:formula="of:=IF([.B21]&lt;=[.$E$1];[.E20]-[.D21];)" office:value-type="float" office:value="9" calcext:value-type="float">
            <text:p>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2" table:formula="of:=[.B21]+1" office:value-type="date" office:date-value="2023-03-30" calcext:value-type="date">
            <text:p>03/30/2023</text:p>
          </table:table-cell>
          <table:table-cell table:style-name="ce4" table:formula="of:=[.C21]-[.$C$5]/([.$B$2]-1)" office:value-type="float" office:value="11.85" calcext:value-type="float">
            <text:p>11.85</text:p>
          </table:table-cell>
          <table:table-cell table:style-name="ce4" table:formula="of:=SUMIF([.$K$29:.$K$939];[.B22];[.$J$29:.$J$939])" office:value-type="float" office:value="0" calcext:value-type="float">
            <text:p>0</text:p>
          </table:table-cell>
          <table:table-cell table:style-name="ce4" table:formula="of:=IF([.B22]&lt;=[.$E$1];[.E21]-[.D22];)" office:value-type="float" office:value="9" calcext:value-type="float">
            <text:p>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2" table:formula="of:=[.B22]+1" office:value-type="date" office:date-value="2023-03-31" calcext:value-type="date">
            <text:p>03/31/2023</text:p>
          </table:table-cell>
          <table:table-cell table:style-name="ce4" table:formula="of:=[.C22]-[.$C$5]/([.$B$2]-1)" office:value-type="float" office:value="7.89999999999997" calcext:value-type="float">
            <text:p>7.89999999999997</text:p>
          </table:table-cell>
          <table:table-cell table:style-name="ce4" table:formula="of:=SUMIF([.$K$29:.$K$939];[.B23];[.$J$29:.$J$939])" office:value-type="float" office:value="0" calcext:value-type="float">
            <text:p>0</text:p>
          </table:table-cell>
          <table:table-cell table:style-name="ce4" table:formula="of:=IF([.B23]&lt;=[.$E$1];[.E22]-[.D23];)" office:value-type="float" office:value="9" calcext:value-type="float">
            <text:p>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2" table:formula="of:=[.B23]+1" office:value-type="date" office:date-value="2023-04-01" calcext:value-type="date">
            <text:p>04/01/2023</text:p>
          </table:table-cell>
          <table:table-cell table:style-name="ce4" table:formula="of:=[.C23]-[.$C$5]/([.$B$2]-1)" office:value-type="float" office:value="3.94999999999997" calcext:value-type="float">
            <text:p>3.94999999999997</text:p>
          </table:table-cell>
          <table:table-cell table:style-name="ce4" table:formula="of:=SUMIF([.$K$29:.$K$939];[.B24];[.$J$29:.$J$939])" office:value-type="float" office:value="0" calcext:value-type="float">
            <text:p>0</text:p>
          </table:table-cell>
          <table:table-cell table:style-name="ce4" table:formula="of:=IF([.B24]&lt;=[.$E$1];[.E23]-[.D24];)" office:value-type="float" office:value="9" calcext:value-type="float">
            <text:p>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2" table:formula="of:=[.B24]+1" office:value-type="date" office:date-value="2023-04-02" calcext:value-type="date">
            <text:p>04/02/2023</text:p>
          </table:table-cell>
          <table:table-cell table:style-name="ce4" table:formula="of:=[.C24]-[.$C$5]/([.$B$2]-1)" office:value-type="float" office:value="-0.0000000000000275335310107039" calcext:value-type="float">
            <text:p>-2.75335310107039E-14</text:p>
          </table:table-cell>
          <table:table-cell table:style-name="ce4" table:formula="of:=SUMIF([.$K$29:.$K$939];[.B25];[.$J$29:.$J$939])" office:value-type="float" office:value="0" calcext:value-type="float">
            <text:p>0</text:p>
          </table:table-cell>
          <table:table-cell table:style-name="ce4" table:formula="of:=IF([.B25]&lt;=[.$E$1];[.E24]-[.D25];)" office:value-type="float" office:value="9" calcext:value-type="float">
            <text:p>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11"/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11" table:number-rows-spanned="1">
            <text:p>Tarefas</text:p>
          </table:table-cell>
          <table:covered-table-cell table:number-columns-repeated="9" table:style-name="ce13"/>
          <table:covered-table-cell table:style-name="ce15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13"/>
          <table:covered-table-cell table:style-name="ce15"/>
          <table:table-cell table:style-name="ce3" office:value-type="string" calcext:value-type="string">
            <text:p>Data de início</text:p>
          </table:table-cell>
          <table:table-cell table:style-name="ce3" office:value-type="string" calcext:value-type="string">
            <text:p>Responsável</text:p>
          </table:table-cell>
          <table:table-cell table:style-name="ce3" office:value-type="string" calcext:value-type="string">
            <text:p>Previsão (h)</text:p>
          </table:table-cell>
          <table:table-cell table:style-name="ce3" office:value-type="string" calcext:value-type="string">
            <text:p>Data de término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7" table:number-rows-spanned="1">
            <text:p>Levantamento de requisitos</text:p>
          </table:table-cell>
          <table:covered-table-cell table:number-columns-repeated="6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Jean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date" office:date-value="2023-03-15" calcext:value-type="date">
            <text:p>15/3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8" table:number-columns-spanned="7" table:number-rows-spanned="1"/>
          <table:covered-table-cell table:number-columns-repeated="6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Desenvolver protótipo para a tela de visualização dos dados da Sala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Vitor</text:p>
          </table:table-cell>
          <table:table-cell table:style-name="ce21" office:value-type="float" office:value="3" calcext:value-type="float">
            <text:p>3</text:p>
          </table:table-cell>
          <table:table-cell table:style-name="ce22" office:value-type="date" office:date-value="2023-03-27" calcext:value-type="date">
            <text:p>27/3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/>
          <table:table-cell table:style-name="ce21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Criação do modelo lógico dos dados a serem utilizados no projet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Alexandre</text:p>
          </table:table-cell>
          <table:table-cell table:style-name="ce21" office:value-type="float" office:value="5" calcext:value-type="float">
            <text:p>5</text:p>
          </table:table-cell>
          <table:table-cell table:style-name="ce22" office:value-type="date" office:date-value="2023-03-15" calcext:value-type="date">
            <text:p>15/3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Estudo Java Swing: Desenvolvimento de tela com pop-up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Vitor</text:p>
          </table:table-cell>
          <table:table-cell table:style-name="ce18" office:value-type="float" office:value="3" calcext:value-type="float">
            <text:p>3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Desenvolver protótipo para a tela de visualização e cadastro dos dados por Alun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Michael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3-23" calcext:value-type="date">
            <text:p>23/3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Estudo Java Swing: Desenvolvimento de tela com lista de Strings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Alexandr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3-18" calcext:value-type="date">
            <text:p>18/3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Desenvolver protótipo para a tela de Cadastro de Sala, Trabalhos/Provas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Michael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3-27" calcext:value-type="date">
            <text:p>27/3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Estudo Java Swing: Sub-Tela com Menu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Alita</text:p>
          </table:table-cell>
          <table:table-cell table:style-name="ce18" office:value-type="float" office:value="3" calcext:value-type="float">
            <text:p>3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Desenvolver a parte visual da tela de Sala em Java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Amanda</text:p>
          </table:table-cell>
          <table:table-cell table:style-name="ce18" office:value-type="float" office:value="13" calcext:value-type="float">
            <text:p>13</text:p>
          </table:table-cell>
          <table:table-cell table:style-name="ce22" office:value-type="date" office:date-value="2023-03-27" calcext:value-type="date">
            <text:p>27/3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Código para ler os dados relacionados a tela de Sala e mostrar eles na tela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Alita</text:p>
          </table:table-cell>
          <table:table-cell table:style-name="ce18" office:value-type="float" office:value="8" calcext:value-type="float">
            <text:p>8</text:p>
          </table:table-cell>
          <table:table-cell table:style-name="ce22" office:value-type="date" office:date-value="2023-03-27" calcext:value-type="date">
            <text:p>27/3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arefa de Estudo: Função para a aplicação abrir com os dados correspondentes do horário de aula atual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Jonas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date" office:date-value="2023-03-23" calcext:value-type="date">
            <text:p>23/3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Estudo Banco de Dados em Java: Desenvolver aplicação simples com leitura e cadastro de dados em SQL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Michael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3-17" calcext:value-type="date">
            <text:p>17/3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Definir Identidade Visual(Paleta de Cores, Fonte, Estilização de botões, etc)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Jonas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date" office:date-value="2023-03-26" calcext:value-type="date">
            <text:p>26/3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7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Criar slides para a apresentaçã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Michael</text:p>
          </table:table-cell>
          <table:table-cell table:style-name="ce18" office:value-type="float" office:value="3" calcext:value-type="float">
            <text:p>3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Criação de página no Trell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Alexandre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date" office:date-value="2023-03-13" calcext:value-type="date">
            <text:p>03/13/20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Montar e Backlog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Jean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date" office:date-value="2023-03-16" calcext:value-type="date">
            <text:p>03/16/20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Montar o Burndown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Alexandre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date" office:date-value="2023-03-15" calcext:value-type="date">
            <text:p>03/15/20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Documentação Github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3-13" calcext:value-type="date">
            <text:p>03/13/2023</text:p>
          </table:table-cell>
          <table:table-cell table:style-name="ce18" office:value-type="string" calcext:value-type="string">
            <text:p>Alita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date" office:date-value="2023-03-22" calcext:value-type="date">
            <text:p>03/22/20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7" table:number-rows-spanned="1">
            <text:p>Previsão de tempo de trabalho:</text:p>
          </table:table-cell>
          <table:covered-table-cell table:number-columns-repeated="5" table:style-name="ce13"/>
          <table:covered-table-cell table:style-name="ce15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7" table:number-rows-spanned="1">
            <text:p>Alexandre: <text:s/>11hrs</text:p>
          </table:table-cell>
          <table:covered-table-cell table:number-columns-repeated="6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Alita: <text:s/>15hrs</text:p>
          </table:table-cell>
          <table:covered-table-cell table:number-columns-repeated="5" table:style-name="ce13"/>
          <table:covered-table-cell table:style-name="ce15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Amanda: 10hrs</text:p>
          </table:table-cell>
          <table:covered-table-cell table:number-columns-repeated="5" table:style-name="ce13"/>
          <table:covered-table-cell table:style-name="ce15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Jonas: 13hrs</text:p>
          </table:table-cell>
          <table:covered-table-cell table:number-columns-repeated="5" table:style-name="ce13"/>
          <table:covered-table-cell table:style-name="ce15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Jean: 8hrs</text:p>
          </table:table-cell>
          <table:covered-table-cell table:number-columns-repeated="5" table:style-name="ce13"/>
          <table:covered-table-cell table:style-name="ce15"/>
          <table:table-cell table:style-name="ce12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 table:number-rows-repeated="929">
          <table:table-cell table:style-name="ce2" table:number-columns-repeated="8"/>
          <table:table-cell table:style-name="ce20" table:number-columns-repeated="2"/>
          <table:table-cell table:style-name="ce2" table:number-columns-repeated="1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I29:Sheet1.J1000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Fira Sans" svg:font-family="'Fira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 style:data-style-name="N0">
      <style:table-cell-properties fo:background-color="#f4c7c3"/>
      <style:text-properties fo:color="#000000"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5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3f3f3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918cm" svg:height="12.118cm" xlink:href=".." xlink:type="simple" chart:class="chart:line" chart:style-name="ch1">
        <chart:legend chart:legend-position="end" svg:x="16.33cm" svg:y="5.511cm" style:legend-expansion="high" chart:style-name="ch2"/>
        <chart:plot-area chart:style-name="ch3" table:cell-range-address="Sheet1.A6:Sheet1.A25 Sheet1.C5:Sheet1.C25 Sheet1.E5:Sheet1.E25" chart:data-source-has-labels="both" svg:x="1.438cm" svg:y="0.242cm" svg:width="14.514cm" svg:height="10.604cm">
          <chartooo:coordinate-region svg:x="2.015cm" svg:y="0.441cm" svg:width="13.937cm" svg:height="10.206cm"/>
          <chart:axis chart:dimension="x" chart:name="primary-x" chart:style-name="ch4" chartooo:axis-type="text">
            <chart:title svg:x="8.379cm" svg:y="11.089cm" chart:style-name="ch5">
              <text:p>Dia</text:p>
            </chart:title>
            <chart:categories table:cell-range-address="Sheet1.A6:Sheet1.A25"/>
          </chart:axis>
          <chart:axis chart:dimension="y" chart:name="primary-y" chart:style-name="ch6">
            <chart:title svg:x="0.451cm" svg:y="6.058cm" chart:style-name="ch7">
              <text:p>Horas</text:p>
            </chart:title>
            <chart:grid chart:style-name="ch8" chart:class="major"/>
          </chart:axis>
          <chart:series chart:style-name="ch9" chart:values-cell-range-address="Sheet1.C5:Sheet1.C25" loext:label-string="&quot;Ideal (h)&quot;" chart:class="chart:line">
            <chart:data-point chart:repeated="21"/>
          </chart:series>
          <chart:series chart:style-name="ch10" chart:values-cell-range-address="Sheet1.E5:Sheet1.E25" loext:label-string="&quot;Real (h)&quot;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</table:table-cell>
              <table:table-cell office:value-type="string">
                <text:p>Real (h)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79">
                <text:p>79</text:p>
                <draw:g>
                  <svg:desc>Sheet1.C5:Sheet1.C25</svg:desc>
                </draw:g>
              </table:table-cell>
              <table:table-cell office:value-type="float" office:value="76">
                <text:p>76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5.05">
                <text:p>75.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1.1">
                <text:p>71.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7.15">
                <text:p>67.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3.2">
                <text:p>63.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9.25">
                <text:p>59.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5.3">
                <text:p>55.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1.35">
                <text:p>51.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.4">
                <text:p>47.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.45">
                <text:p>43.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9.5">
                <text:p>39.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5.55">
                <text:p>35.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.6">
                <text:p>31.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.65">
                <text:p>27.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.7">
                <text:p>23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.75">
                <text:p>19.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.8">
                <text:p>15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85">
                <text:p>11.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89999999999997">
                <text:p>7.899999999999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.94999999999997">
                <text:p>3.949999999999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-0.0000000000000275335310107039">
                <text:p>-0.000000000000027533531010703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